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12D92A641B592C97005.png" manifest:media-type="image/png"/>
  <manifest:file-entry manifest:full-path="Pictures/10000201000001AC0000012B867822AE8BEC7974.png" manifest:media-type="image/png"/>
  <manifest:file-entry manifest:full-path="Pictures/1000000000000780000004387B75A10334150294.png" manifest:media-type="image/png"/>
  <manifest:file-entry manifest:full-path="Pictures/1000020100000309000001C28722B050951BEF61.png" manifest:media-type="image/png"/>
  <manifest:file-entry manifest:full-path="Pictures/100002010000040800000170C9DC20E1AADF5BDD.png" manifest:media-type="image/png"/>
  <manifest:file-entry manifest:full-path="Pictures/10000201000003AE00000218798DF3B073202F01.png" manifest:media-type="image/png"/>
  <manifest:file-entry manifest:full-path="Pictures/10000201000002CF000001EFABB8BC04995F9F80.png" manifest:media-type="image/png"/>
  <manifest:file-entry manifest:full-path="Pictures/10000201000003BE00000130A235327D2B4D28B9.png" manifest:media-type="image/png"/>
  <manifest:file-entry manifest:full-path="Pictures/10000201000001B10000013291C5D0496044EEEB.png" manifest:media-type="image/png"/>
  <manifest:file-entry manifest:full-path="Pictures/10000201000003EB0000014EDD5CDFDDB989B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</text:span><text:span text:style-name="T3">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</text:span><text:span text:style-name="T3">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3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DC </text:span><text:span text:style-name="T3">9-12V plug</text:span></text:p>
                <text:p/>
              </text:list-item>
            </text:list>
          </draw:text-box>
        </draw:frame>
        <draw:custom-shape draw:style-name="gr4" draw:text-style-name="P3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3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3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3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3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3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051cm" svg:y1="13.534cm" svg:x2="6.051cm" svg:y2="11.296cm">
          <text:p/>
        </draw:line>
        <draw:frame draw:style-name="gr12" draw:text-style-name="P6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3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3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1cm" svg:height="2.6cm" svg:x="1cm" svg:y="7.2cm">
          <text:p text:style-name="P8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3.8cm" svg:y1="6cm" svg:x2="4.6cm" svg:y2="7.2cm">
          <text:p/>
        </draw:line>
        <draw:custom-shape draw:style-name="gr17" draw:text-style-name="P10" draw:layer="layout" svg:width="8.2cm" svg:height="3cm" svg:x="18.4cm" svg:y="10.4cm">
          <text:p text:style-name="P8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draw:style-name="gr19" draw:text-style-name="P8" draw:layer="layout" svg:width="12.297cm" svg:height="8.59cm" svg:x="1.399cm" svg:y="6.708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draw:style-name="gr19" draw:text-style-name="P8" draw:layer="layout" svg:width="12.297cm" svg:height="8.69cm" svg:x="1.399cm" svg:y="6.658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19" draw:text-style-name="P8" draw:layer="layout" svg:width="12.297cm" svg:height="8.648cm" svg:x="14.312cm" svg:y="6.679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6T21:40:40.804892464</dc:date>
    <meta:editing-duration>PT1H21M55S</meta:editing-duration>
    <meta:editing-cycles>15</meta:editing-cycles>
    <meta:generator>LibreOffice/5.2.2.2$Linux_X86_64 LibreOffice_project/20m0$Build-2</meta:generator>
    <meta:document-statistic meta:object-count="95"/>
  </office:meta>
</office:document-meta>
</file>